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jay Nurjaya</text:p>
          </table:table-cell>
          <table:table-cell office:value-type="float" office:value="1000026">
            <text:p>1000026</text:p>
          </table:table-cell>
          <table:table-cell office:value-type="string">
            <text:p>3Eo[1~Kq</text:p>
          </table:table-cell>
        </table:table-row>
        <table:table-row table:style-name="ro1">
          <table:table-cell office:value-type="string">
            <text:p>Akbar Abdulrohim</text:p>
          </table:table-cell>
          <table:table-cell office:value-type="float" office:value="1000036">
            <text:p>1000036</text:p>
          </table:table-cell>
          <table:table-cell office:value-type="string">
            <text:p>5#u8Fi{S</text:p>
          </table:table-cell>
        </table:table-row>
        <table:table-row table:style-name="ro1">
          <table:table-cell office:value-type="string">
            <text:p>Aldin Putra jayadi</text:p>
          </table:table-cell>
          <table:table-cell office:value-type="float" office:value="1000046">
            <text:p>1000046</text:p>
          </table:table-cell>
          <table:table-cell office:value-type="string">
            <text:p>R}5k1=Pr</text:p>
          </table:table-cell>
        </table:table-row>
        <table:table-row table:style-name="ro1">
          <table:table-cell office:value-type="string">
            <text:p>Ali Syihab</text:p>
          </table:table-cell>
          <table:table-cell office:value-type="float" office:value="1000056">
            <text:p>1000056</text:p>
          </table:table-cell>
          <table:table-cell office:value-type="string">
            <text:p>W+q]9tN4</text:p>
          </table:table-cell>
        </table:table-row>
        <table:table-row table:style-name="ro1">
          <table:table-cell office:value-type="string">
            <text:p>Anna Shintia</text:p>
          </table:table-cell>
          <table:table-cell office:value-type="float" office:value="1000066">
            <text:p>1000066</text:p>
          </table:table-cell>
          <table:table-cell office:value-type="string">
            <text:p>lP)Rd75&amp;</text:p>
          </table:table-cell>
        </table:table-row>
        <table:table-row table:style-name="ro1">
          <table:table-cell office:value-type="string">
            <text:p>Annisa Maulida</text:p>
          </table:table-cell>
          <table:table-cell office:value-type="float" office:value="1000076">
            <text:p>1000076</text:p>
          </table:table-cell>
          <table:table-cell office:value-type="string">
            <text:p>SW5q.3e^</text:p>
          </table:table-cell>
        </table:table-row>
        <table:table-row table:style-name="ro1">
          <table:table-cell office:value-type="string">
            <text:p>Antia Febriyani</text:p>
          </table:table-cell>
          <table:table-cell office:value-type="float" office:value="1000086">
            <text:p>1000086</text:p>
          </table:table-cell>
          <table:table-cell office:value-type="string">
            <text:p>A]37obB#</text:p>
          </table:table-cell>
        </table:table-row>
        <table:table-row table:style-name="ro1">
          <table:table-cell office:value-type="string">
            <text:p>Dadan Ramdani</text:p>
          </table:table-cell>
          <table:table-cell office:value-type="float" office:value="1000096">
            <text:p>1000096</text:p>
          </table:table-cell>
          <table:table-cell office:value-type="string">
            <text:p>pv.N23R&amp;</text:p>
          </table:table-cell>
        </table:table-row>
        <table:table-row table:style-name="ro1">
          <table:table-cell office:value-type="string">
            <text:p>Destri Nur Meilani</text:p>
          </table:table-cell>
          <table:table-cell office:value-type="float" office:value="1000106">
            <text:p>1000106</text:p>
          </table:table-cell>
          <table:table-cell office:value-type="string">
            <text:p>gSRv~=39</text:p>
          </table:table-cell>
        </table:table-row>
        <table:table-row table:style-name="ro1">
          <table:table-cell office:value-type="string">
            <text:p>Dewi Kunaesih</text:p>
          </table:table-cell>
          <table:table-cell office:value-type="float" office:value="1000116">
            <text:p>1000116</text:p>
          </table:table-cell>
          <table:table-cell office:value-type="string">
            <text:p>2G5-qo&amp;C</text:p>
          </table:table-cell>
        </table:table-row>
        <table:table-row table:style-name="ro1">
          <table:table-cell office:value-type="string">
            <text:p>Dini Yulianingsih</text:p>
          </table:table-cell>
          <table:table-cell office:value-type="float" office:value="1000126">
            <text:p>1000126</text:p>
          </table:table-cell>
          <table:table-cell office:value-type="string">
            <text:p>n_Vl+8X7</text:p>
          </table:table-cell>
        </table:table-row>
        <table:table-row table:style-name="ro1">
          <table:table-cell office:value-type="string">
            <text:p>Dipa Ferdian</text:p>
          </table:table-cell>
          <table:table-cell office:value-type="float" office:value="1000136">
            <text:p>1000136</text:p>
          </table:table-cell>
          <table:table-cell office:value-type="string">
            <text:p>Ge+-2xA8</text:p>
          </table:table-cell>
        </table:table-row>
        <table:table-row table:style-name="ro1">
          <table:table-cell office:value-type="string">
            <text:p>Dwi Agustin</text:p>
          </table:table-cell>
          <table:table-cell office:value-type="float" office:value="1000146">
            <text:p>1000146</text:p>
          </table:table-cell>
          <table:table-cell office:value-type="string">
            <text:p>q65#POc^</text:p>
          </table:table-cell>
        </table:table-row>
        <table:table-row table:style-name="ro1">
          <table:table-cell office:value-type="string">
            <text:p>Evi Astuti</text:p>
          </table:table-cell>
          <table:table-cell office:value-type="float" office:value="1000156">
            <text:p>1000156</text:p>
          </table:table-cell>
          <table:table-cell office:value-type="string">
            <text:p>K8tZb*%5</text:p>
          </table:table-cell>
        </table:table-row>
        <table:table-row table:style-name="ro1">
          <table:table-cell office:value-type="string">
            <text:p>Fiqri Rizki Arianto</text:p>
          </table:table-cell>
          <table:table-cell office:value-type="float" office:value="1000166">
            <text:p>1000166</text:p>
          </table:table-cell>
          <table:table-cell office:value-type="string">
            <text:p>JL5)m8!v</text:p>
          </table:table-cell>
        </table:table-row>
        <table:table-row table:style-name="ro1">
          <table:table-cell office:value-type="string">
            <text:p>Karmila Wulandari</text:p>
          </table:table-cell>
          <table:table-cell office:value-type="float" office:value="1000176">
            <text:p>1000176</text:p>
          </table:table-cell>
          <table:table-cell office:value-type="string">
            <text:p>G4_W2p#n</text:p>
          </table:table-cell>
        </table:table-row>
        <table:table-row table:style-name="ro1">
          <table:table-cell office:value-type="string">
            <text:p>Laras Lourina</text:p>
          </table:table-cell>
          <table:table-cell office:value-type="float" office:value="1000186">
            <text:p>1000186</text:p>
          </table:table-cell>
          <table:table-cell office:value-type="string">
            <text:p>E.sX)2h5</text:p>
          </table:table-cell>
        </table:table-row>
        <table:table-row table:style-name="ro1">
          <table:table-cell office:value-type="string">
            <text:p>Marini Isma</text:p>
          </table:table-cell>
          <table:table-cell office:value-type="float" office:value="1000196">
            <text:p>1000196</text:p>
          </table:table-cell>
          <table:table-cell office:value-type="string">
            <text:p>&amp;4=8jFbA</text:p>
          </table:table-cell>
        </table:table-row>
        <table:table-row table:style-name="ro1">
          <table:table-cell office:value-type="string">
            <text:p>Muhamad Jumadi</text:p>
          </table:table-cell>
          <table:table-cell office:value-type="float" office:value="1000206">
            <text:p>1000206</text:p>
          </table:table-cell>
          <table:table-cell office:value-type="string">
            <text:p>jbQ3E+[5</text:p>
          </table:table-cell>
        </table:table-row>
        <table:table-row table:style-name="ro1">
          <table:table-cell office:value-type="string">
            <text:p>Muhamad Rizki A.S</text:p>
          </table:table-cell>
          <table:table-cell office:value-type="float" office:value="1000216">
            <text:p>1000216</text:p>
          </table:table-cell>
          <table:table-cell office:value-type="string">
            <text:p>9(nG@1cN</text:p>
          </table:table-cell>
        </table:table-row>
        <table:table-row table:style-name="ro1">
          <table:table-cell office:value-type="string">
            <text:p>Rama Juan Saputra</text:p>
          </table:table-cell>
          <table:table-cell office:value-type="float" office:value="1000226">
            <text:p>1000226</text:p>
          </table:table-cell>
          <table:table-cell office:value-type="string">
            <text:p>6I@|9cHl</text:p>
          </table:table-cell>
        </table:table-row>
        <table:table-row table:style-name="ro1">
          <table:table-cell office:value-type="string">
            <text:p>Ratna Sumirat</text:p>
          </table:table-cell>
          <table:table-cell office:value-type="float" office:value="1000236">
            <text:p>1000236</text:p>
          </table:table-cell>
          <table:table-cell office:value-type="string">
            <text:p>@Dn85=Yv</text:p>
          </table:table-cell>
        </table:table-row>
        <table:table-row table:style-name="ro1">
          <table:table-cell office:value-type="string">
            <text:p>Resha Pangestiana</text:p>
          </table:table-cell>
          <table:table-cell office:value-type="float" office:value="1000246">
            <text:p>1000246</text:p>
          </table:table-cell>
          <table:table-cell office:value-type="string">
            <text:p>Q9+hD5s@</text:p>
          </table:table-cell>
        </table:table-row>
        <table:table-row table:style-name="ro1">
          <table:table-cell office:value-type="string">
            <text:p>Resi Kusmawati</text:p>
          </table:table-cell>
          <table:table-cell office:value-type="float" office:value="1000256">
            <text:p>1000256</text:p>
          </table:table-cell>
          <table:table-cell office:value-type="string">
            <text:p>D-e79cK+</text:p>
          </table:table-cell>
        </table:table-row>
        <table:table-row table:style-name="ro1">
          <table:table-cell office:value-type="string">
            <text:p>Riani ismayanti</text:p>
          </table:table-cell>
          <table:table-cell office:value-type="float" office:value="1000266">
            <text:p>1000266</text:p>
          </table:table-cell>
          <table:table-cell office:value-type="string">
            <text:p>Vt58})So</text:p>
          </table:table-cell>
        </table:table-row>
        <table:table-row table:style-name="ro1">
          <table:table-cell office:value-type="string">
            <text:p>RM. Abdul K.Zaelani</text:p>
          </table:table-cell>
          <table:table-cell office:value-type="float" office:value="1000276">
            <text:p>1000276</text:p>
          </table:table-cell>
          <table:table-cell office:value-type="string">
            <text:p>7c]5S+Tj</text:p>
          </table:table-cell>
        </table:table-row>
        <table:table-row table:style-name="ro1">
          <table:table-cell office:value-type="string">
            <text:p>Saeful Hendrian</text:p>
          </table:table-cell>
          <table:table-cell office:value-type="float" office:value="1000286">
            <text:p>1000286</text:p>
          </table:table-cell>
          <table:table-cell office:value-type="string">
            <text:p>F5i-?T2c</text:p>
          </table:table-cell>
        </table:table-row>
        <table:table-row table:style-name="ro1">
          <table:table-cell office:value-type="string">
            <text:p>Sehan Alydrus</text:p>
          </table:table-cell>
          <table:table-cell office:value-type="float" office:value="1000296">
            <text:p>1000296</text:p>
          </table:table-cell>
          <table:table-cell office:value-type="string">
            <text:p>Xag}8F1*</text:p>
          </table:table-cell>
        </table:table-row>
        <table:table-row table:style-name="ro1">
          <table:table-cell office:value-type="string">
            <text:p>Siti ayu lestari</text:p>
          </table:table-cell>
          <table:table-cell office:value-type="float" office:value="1000306">
            <text:p>1000306</text:p>
          </table:table-cell>
          <table:table-cell office:value-type="string">
            <text:p>5nRL_u]7</text:p>
          </table:table-cell>
        </table:table-row>
        <table:table-row table:style-name="ro1">
          <table:table-cell office:value-type="string">
            <text:p>Sopian Malik</text:p>
          </table:table-cell>
          <table:table-cell office:value-type="float" office:value="1000316">
            <text:p>1000316</text:p>
          </table:table-cell>
          <table:table-cell office:value-type="string">
            <text:p>rU5K3u*{</text:p>
          </table:table-cell>
        </table:table-row>
        <table:table-row table:style-name="ro1">
          <table:table-cell office:value-type="string">
            <text:p>Syifa Pauko Rohmah</text:p>
          </table:table-cell>
          <table:table-cell office:value-type="float" office:value="1000326">
            <text:p>1000326</text:p>
          </table:table-cell>
          <table:table-cell office:value-type="string">
            <text:p>[.zOR75t</text:p>
          </table:table-cell>
        </table:table-row>
        <table:table-row table:style-name="ro1">
          <table:table-cell office:value-type="string">
            <text:p>Toni Ardiansyah</text:p>
          </table:table-cell>
          <table:table-cell office:value-type="float" office:value="1000336">
            <text:p>1000336</text:p>
          </table:table-cell>
          <table:table-cell office:value-type="string">
            <text:p>}8Vn3Ii_</text:p>
          </table:table-cell>
        </table:table-row>
        <table:table-row table:style-name="ro1">
          <table:table-cell office:value-type="string">
            <text:p>Tria Ayu Putri Andini</text:p>
          </table:table-cell>
          <table:table-cell office:value-type="float" office:value="1000346">
            <text:p>1000346</text:p>
          </table:table-cell>
          <table:table-cell office:value-type="string">
            <text:p>JH#w]c63</text:p>
          </table:table-cell>
        </table:table-row>
        <table:table-row table:style-name="ro1">
          <table:table-cell office:value-type="string">
            <text:p>Verania Abdullah</text:p>
          </table:table-cell>
          <table:table-cell office:value-type="float" office:value="1000356">
            <text:p>1000356</text:p>
          </table:table-cell>
          <table:table-cell office:value-type="string">
            <text:p>?4t~mDZ2</text:p>
          </table:table-cell>
        </table:table-row>
        <table:table-row table:style-name="ro1">
          <table:table-cell office:value-type="string">
            <text:p>Yeni Rahmawati</text:p>
          </table:table-cell>
          <table:table-cell office:value-type="float" office:value="1000366">
            <text:p>1000366</text:p>
          </table:table-cell>
          <table:table-cell office:value-type="string">
            <text:p>t8l#[P9N</text:p>
          </table:table-cell>
        </table:table-row>
        <table:table-row table:style-name="ro1">
          <table:table-cell office:value-type="string">
            <text:p>Yopy Surahman</text:p>
          </table:table-cell>
          <table:table-cell office:value-type="float" office:value="1000376">
            <text:p>1000376</text:p>
          </table:table-cell>
          <table:table-cell office:value-type="string">
            <text:p>5&amp;zlY!3M</text:p>
          </table:table-cell>
        </table:table-row>
        <table:table-row table:style-name="ro1">
          <table:table-cell office:value-type="string">
            <text:p>Yulianti</text:p>
          </table:table-cell>
          <table:table-cell office:value-type="float" office:value="1000386">
            <text:p>1000386</text:p>
          </table:table-cell>
          <table:table-cell office:value-type="string">
            <text:p>GNh3s{^9</text:p>
          </table:table-cell>
        </table:table-row>
        <table:table-row table:style-name="ro1">
          <table:table-cell office:value-type="string">
            <text:p>Yusnia Salevy</text:p>
          </table:table-cell>
          <table:table-cell office:value-type="float" office:value="1000396">
            <text:p>1000396</text:p>
          </table:table-cell>
          <table:table-cell office:value-type="string">
            <text:p>D%_7us4X</text:p>
          </table:table-cell>
        </table:table-row>
        <table:table-row table:style-name="ro1">
          <table:table-cell office:value-type="string">
            <text:p>Abdul Haris</text:p>
          </table:table-cell>
          <table:table-cell office:value-type="float" office:value="1000016">
            <text:p>1000016</text:p>
          </table:table-cell>
          <table:table-cell office:value-type="string">
            <text:p>3()b5TcE</text:p>
          </table:table-cell>
        </table:table-row>
        <table:table-row table:style-name="ro1">
          <table:table-cell office:value-type="string">
            <text:p>Ahmad Najib Madzhar</text:p>
          </table:table-cell>
          <table:table-cell office:value-type="float" office:value="1000406">
            <text:p>1000406</text:p>
          </table:table-cell>
          <table:table-cell office:value-type="string">
            <text:p>2)re+I4E</text:p>
          </table:table-cell>
        </table:table-row>
        <table:table-row table:style-name="ro1">
          <table:table-cell office:value-type="string">
            <text:p>Ajeng Della Apriliani</text:p>
          </table:table-cell>
          <table:table-cell office:value-type="float" office:value="1000416">
            <text:p>1000416</text:p>
          </table:table-cell>
          <table:table-cell office:value-type="string">
            <text:p>z|l^KE63</text:p>
          </table:table-cell>
        </table:table-row>
        <table:table-row table:style-name="ro1">
          <table:table-cell office:value-type="string">
            <text:p>Anis Pujiarti</text:p>
          </table:table-cell>
          <table:table-cell office:value-type="float" office:value="1000426">
            <text:p>1000426</text:p>
          </table:table-cell>
          <table:table-cell office:value-type="string">
            <text:p>+wE8*Q9t</text:p>
          </table:table-cell>
        </table:table-row>
        <table:table-row table:style-name="ro1">
          <table:table-cell office:value-type="string">
            <text:p>Anisya syafitri</text:p>
          </table:table-cell>
          <table:table-cell office:value-type="float" office:value="1000436">
            <text:p>1000436</text:p>
          </table:table-cell>
          <table:table-cell office:value-type="string">
            <text:p>b5O1+F]n</text:p>
          </table:table-cell>
        </table:table-row>
        <table:table-row table:style-name="ro1">
          <table:table-cell office:value-type="string">
            <text:p>Arif fiansah</text:p>
          </table:table-cell>
          <table:table-cell office:value-type="float" office:value="1000446">
            <text:p>1000446</text:p>
          </table:table-cell>
          <table:table-cell office:value-type="string">
            <text:p>naY%[2B4</text:p>
          </table:table-cell>
        </table:table-row>
        <table:table-row table:style-name="ro1">
          <table:table-cell office:value-type="string">
            <text:p>Ariif Maulana</text:p>
          </table:table-cell>
          <table:table-cell office:value-type="float" office:value="1000456">
            <text:p>1000456</text:p>
          </table:table-cell>
          <table:table-cell office:value-type="string">
            <text:p>rk7G!]Z9</text:p>
          </table:table-cell>
        </table:table-row>
        <table:table-row table:style-name="ro1">
          <table:table-cell office:value-type="string">
            <text:p>Bayu Raka</text:p>
          </table:table-cell>
          <table:table-cell office:value-type="float" office:value="1000466">
            <text:p>1000466</text:p>
          </table:table-cell>
          <table:table-cell office:value-type="string">
            <text:p>T.2?Q1ey</text:p>
          </table:table-cell>
        </table:table-row>
        <table:table-row table:style-name="ro1">
          <table:table-cell office:value-type="string">
            <text:p>Chaerul</text:p>
          </table:table-cell>
          <table:table-cell office:value-type="float" office:value="1000476">
            <text:p>1000476</text:p>
          </table:table-cell>
          <table:table-cell office:value-type="string">
            <text:p>Cv7(Bp)1</text:p>
          </table:table-cell>
        </table:table-row>
        <table:table-row table:style-name="ro1">
          <table:table-cell office:value-type="string">
            <text:p>Danis Oktaviana</text:p>
          </table:table-cell>
          <table:table-cell office:value-type="float" office:value="1000486">
            <text:p>1000486</text:p>
          </table:table-cell>
          <table:table-cell office:value-type="string">
            <text:p>g6W]3x.Y</text:p>
          </table:table-cell>
        </table:table-row>
        <table:table-row table:style-name="ro1">
          <table:table-cell office:value-type="string">
            <text:p>Dzakiah Syachbana</text:p>
          </table:table-cell>
          <table:table-cell office:value-type="float" office:value="1000496">
            <text:p>1000496</text:p>
          </table:table-cell>
          <table:table-cell office:value-type="string">
            <text:p>#-5vO8Ni</text:p>
          </table:table-cell>
        </table:table-row>
        <table:table-row table:style-name="ro1">
          <table:table-cell office:value-type="string">
            <text:p>Elina Nurlaela Sari</text:p>
          </table:table-cell>
          <table:table-cell office:value-type="float" office:value="1000506">
            <text:p>1000506</text:p>
          </table:table-cell>
          <table:table-cell office:value-type="string">
            <text:p>78POrj%=</text:p>
          </table:table-cell>
        </table:table-row>
        <table:table-row table:style-name="ro1">
          <table:table-cell office:value-type="string">
            <text:p>Fadlillah</text:p>
          </table:table-cell>
          <table:table-cell office:value-type="float" office:value="1000516">
            <text:p>1000516</text:p>
          </table:table-cell>
          <table:table-cell office:value-type="string">
            <text:p>T4_e2Lt*</text:p>
          </table:table-cell>
        </table:table-row>
        <table:table-row table:style-name="ro1">
          <table:table-cell office:value-type="string">
            <text:p>Helmi Alfatah</text:p>
          </table:table-cell>
          <table:table-cell office:value-type="float" office:value="1000526">
            <text:p>1000526</text:p>
          </table:table-cell>
          <table:table-cell office:value-type="string">
            <text:p>sN#!Em98</text:p>
          </table:table-cell>
        </table:table-row>
        <table:table-row table:style-name="ro1">
          <table:table-cell office:value-type="string">
            <text:p>Helvi Julianti</text:p>
          </table:table-cell>
          <table:table-cell office:value-type="float" office:value="1000536">
            <text:p>1000536</text:p>
          </table:table-cell>
          <table:table-cell office:value-type="string">
            <text:p>r8Z2eF|)</text:p>
          </table:table-cell>
        </table:table-row>
        <table:table-row table:style-name="ro1">
          <table:table-cell office:value-type="string">
            <text:p>Ika Nur Ilmi</text:p>
          </table:table-cell>
          <table:table-cell office:value-type="float" office:value="1000546">
            <text:p>1000546</text:p>
          </table:table-cell>
          <table:table-cell office:value-type="string">
            <text:p>%I|fB2q5</text:p>
          </table:table-cell>
        </table:table-row>
        <table:table-row table:style-name="ro1">
          <table:table-cell office:value-type="string">
            <text:p>Ikbal Sutisna</text:p>
          </table:table-cell>
          <table:table-cell office:value-type="float" office:value="1000556">
            <text:p>1000556</text:p>
          </table:table-cell>
          <table:table-cell office:value-type="string">
            <text:p>#t%J5Kn1</text:p>
          </table:table-cell>
        </table:table-row>
        <table:table-row table:style-name="ro1">
          <table:table-cell office:value-type="string">
            <text:p>Iman Firmansyah</text:p>
          </table:table-cell>
          <table:table-cell office:value-type="float" office:value="1000566">
            <text:p>1000566</text:p>
          </table:table-cell>
          <table:table-cell office:value-type="string">
            <text:p>1@imW7|N</text:p>
          </table:table-cell>
        </table:table-row>
        <table:table-row table:style-name="ro1">
          <table:table-cell office:value-type="string">
            <text:p>Ina Safitri</text:p>
          </table:table-cell>
          <table:table-cell office:value-type="float" office:value="1000576">
            <text:p>1000576</text:p>
          </table:table-cell>
          <table:table-cell office:value-type="string">
            <text:p>A8Qya9-(</text:p>
          </table:table-cell>
        </table:table-row>
        <table:table-row table:style-name="ro1">
          <table:table-cell office:value-type="string">
            <text:p>Irawati</text:p>
          </table:table-cell>
          <table:table-cell office:value-type="float" office:value="1000586">
            <text:p>1000586</text:p>
          </table:table-cell>
          <table:table-cell office:value-type="string">
            <text:p>5LMd|.s4</text:p>
          </table:table-cell>
        </table:table-row>
        <table:table-row table:style-name="ro1">
          <table:table-cell office:value-type="string">
            <text:p>Istia Rohana</text:p>
          </table:table-cell>
          <table:table-cell office:value-type="float" office:value="1000596">
            <text:p>1000596</text:p>
          </table:table-cell>
          <table:table-cell office:value-type="string">
            <text:p>x8^|U6iL</text:p>
          </table:table-cell>
        </table:table-row>
        <table:table-row table:style-name="ro1">
          <table:table-cell office:value-type="string">
            <text:p>Mia Anggraeni</text:p>
          </table:table-cell>
          <table:table-cell office:value-type="float" office:value="1000606">
            <text:p>1000606</text:p>
          </table:table-cell>
          <table:table-cell office:value-type="string">
            <text:p>b9qI6*?V</text:p>
          </table:table-cell>
        </table:table-row>
        <table:table-row table:style-name="ro1">
          <table:table-cell office:value-type="string">
            <text:p>Misbahudin</text:p>
          </table:table-cell>
          <table:table-cell office:value-type="float" office:value="1000616">
            <text:p>1000616</text:p>
          </table:table-cell>
          <table:table-cell office:value-type="string">
            <text:p>c{4p6[AD</text:p>
          </table:table-cell>
        </table:table-row>
        <table:table-row table:style-name="ro1">
          <table:table-cell office:value-type="string">
            <text:p>Moch. Ramdoni</text:p>
          </table:table-cell>
          <table:table-cell office:value-type="float" office:value="1000626">
            <text:p>1000626</text:p>
          </table:table-cell>
          <table:table-cell office:value-type="string">
            <text:p>P1yX_m%7</text:p>
          </table:table-cell>
        </table:table-row>
        <table:table-row table:style-name="ro1">
          <table:table-cell office:value-type="string">
            <text:p>Muhamad Dika</text:p>
          </table:table-cell>
          <table:table-cell office:value-type="float" office:value="1000636">
            <text:p>1000636</text:p>
          </table:table-cell>
          <table:table-cell office:value-type="string">
            <text:p>G!7U3^by</text:p>
          </table:table-cell>
        </table:table-row>
        <table:table-row table:style-name="ro1">
          <table:table-cell office:value-type="string">
            <text:p>Muhamad Nur Rizki</text:p>
          </table:table-cell>
          <table:table-cell office:value-type="float" office:value="1000646">
            <text:p>1000646</text:p>
          </table:table-cell>
          <table:table-cell office:value-type="string">
            <text:p>p)5oF4N(</text:p>
          </table:table-cell>
        </table:table-row>
        <table:table-row table:style-name="ro1">
          <table:table-cell office:value-type="string">
            <text:p>Nina Sukartini</text:p>
          </table:table-cell>
          <table:table-cell office:value-type="float" office:value="1000656">
            <text:p>1000656</text:p>
          </table:table-cell>
          <table:table-cell office:value-type="string">
            <text:p>23dM[vQ|</text:p>
          </table:table-cell>
        </table:table-row>
        <table:table-row table:style-name="ro1">
          <table:table-cell office:value-type="string">
            <text:p>Novita Putri</text:p>
          </table:table-cell>
          <table:table-cell office:value-type="float" office:value="1000666">
            <text:p>1000666</text:p>
          </table:table-cell>
          <table:table-cell office:value-type="string">
            <text:p>+jz#S5B4</text:p>
          </table:table-cell>
        </table:table-row>
        <table:table-row table:style-name="ro1">
          <table:table-cell office:value-type="string">
            <text:p>Nuria Lestari</text:p>
          </table:table-cell>
          <table:table-cell office:value-type="float" office:value="1000676">
            <text:p>1000676</text:p>
          </table:table-cell>
          <table:table-cell office:value-type="string">
            <text:p>3f&amp;Wu2C#</text:p>
          </table:table-cell>
        </table:table-row>
        <table:table-row table:style-name="ro1">
          <table:table-cell office:value-type="string">
            <text:p>Odi Agung Hermawan</text:p>
          </table:table-cell>
          <table:table-cell office:value-type="float" office:value="1000686">
            <text:p>1000686</text:p>
          </table:table-cell>
          <table:table-cell office:value-type="string">
            <text:p>T!g5^2xQ</text:p>
          </table:table-cell>
        </table:table-row>
        <table:table-row table:style-name="ro1">
          <table:table-cell office:value-type="string">
            <text:p>Putri Maharani Citra</text:p>
          </table:table-cell>
          <table:table-cell office:value-type="float" office:value="1000696">
            <text:p>1000696</text:p>
          </table:table-cell>
          <table:table-cell office:value-type="string">
            <text:p>.Z2L7ys#</text:p>
          </table:table-cell>
        </table:table-row>
        <table:table-row table:style-name="ro1">
          <table:table-cell office:value-type="string">
            <text:p>Rangga Nugraha P.</text:p>
          </table:table-cell>
          <table:table-cell office:value-type="float" office:value="1000706">
            <text:p>1000706</text:p>
          </table:table-cell>
          <table:table-cell office:value-type="string">
            <text:p>t9&amp;c1B(O</text:p>
          </table:table-cell>
        </table:table-row>
        <table:table-row table:style-name="ro1">
          <table:table-cell office:value-type="string">
            <text:p>Riska Rustiani</text:p>
          </table:table-cell>
          <table:table-cell office:value-type="float" office:value="1000716">
            <text:p>1000716</text:p>
          </table:table-cell>
          <table:table-cell office:value-type="string">
            <text:p>Kg69dS|)</text:p>
          </table:table-cell>
        </table:table-row>
        <table:table-row table:style-name="ro1">
          <table:table-cell office:value-type="string">
            <text:p>Rivan Azhar</text:p>
          </table:table-cell>
          <table:table-cell office:value-type="float" office:value="1000726">
            <text:p>1000726</text:p>
          </table:table-cell>
          <table:table-cell office:value-type="string">
            <text:p>-3x8nFB&amp;</text:p>
          </table:table-cell>
        </table:table-row>
        <table:table-row table:style-name="ro1">
          <table:table-cell office:value-type="string">
            <text:p>Rizki Permana</text:p>
          </table:table-cell>
          <table:table-cell office:value-type="float" office:value="1000736">
            <text:p>1000736</text:p>
          </table:table-cell>
          <table:table-cell office:value-type="string">
            <text:p>2vX|3m[N</text:p>
          </table:table-cell>
        </table:table-row>
        <table:table-row table:style-name="ro1">
          <table:table-cell office:value-type="string">
            <text:p>Sindi Karlina</text:p>
          </table:table-cell>
          <table:table-cell office:value-type="float" office:value="1000746">
            <text:p>1000746</text:p>
          </table:table-cell>
          <table:table-cell office:value-type="string">
            <text:p>vj1G8Q!~</text:p>
          </table:table-cell>
        </table:table-row>
        <table:table-row table:style-name="ro1">
          <table:table-cell office:value-type="string">
            <text:p>Siti Asiyah</text:p>
          </table:table-cell>
          <table:table-cell office:value-type="float" office:value="1000756">
            <text:p>1000756</text:p>
          </table:table-cell>
          <table:table-cell office:value-type="string">
            <text:p>rW8(j}1E</text:p>
          </table:table-cell>
        </table:table-row>
        <table:table-row table:style-name="ro1">
          <table:table-cell office:value-type="string">
            <text:p>Siti Maryanti</text:p>
          </table:table-cell>
          <table:table-cell office:value-type="float" office:value="1000766">
            <text:p>1000766</text:p>
          </table:table-cell>
          <table:table-cell office:value-type="string">
            <text:p>A.4U&amp;bo6</text:p>
          </table:table-cell>
        </table:table-row>
        <table:table-row table:style-name="ro1">
          <table:table-cell office:value-type="string">
            <text:p>Tanti Marlina</text:p>
          </table:table-cell>
          <table:table-cell office:value-type="float" office:value="1000776">
            <text:p>1000776</text:p>
          </table:table-cell>
          <table:table-cell office:value-type="string">
            <text:p>N29xV+t?</text:p>
          </table:table-cell>
        </table:table-row>
        <table:table-row table:style-name="ro1">
          <table:table-cell office:value-type="string">
            <text:p>Tri Aprilianita</text:p>
          </table:table-cell>
          <table:table-cell office:value-type="float" office:value="1000786">
            <text:p>1000786</text:p>
          </table:table-cell>
          <table:table-cell office:value-type="string">
            <text:p>Dvy85B-{</text:p>
          </table:table-cell>
        </table:table-row>
        <table:table-row table:style-name="ro1">
          <table:table-cell office:value-type="string">
            <text:p>Wita Aulia</text:p>
          </table:table-cell>
          <table:table-cell office:value-type="float" office:value="1000796">
            <text:p>1000796</text:p>
          </table:table-cell>
          <table:table-cell office:value-type="string">
            <text:p>wE1xC?5]</text:p>
          </table:table-cell>
        </table:table-row>
        <table:table-row table:style-name="ro1">
          <table:table-cell office:value-type="string">
            <text:p>Aden Surya Wijaya</text:p>
          </table:table-cell>
          <table:table-cell office:value-type="float" office:value="1000806">
            <text:p>1000806</text:p>
          </table:table-cell>
          <table:table-cell office:value-type="string">
            <text:p>9L=]3Ful</text:p>
          </table:table-cell>
        </table:table-row>
        <table:table-row table:style-name="ro1">
          <table:table-cell office:value-type="string">
            <text:p>Aldi</text:p>
          </table:table-cell>
          <table:table-cell office:value-type="float" office:value="1000816">
            <text:p>1000816</text:p>
          </table:table-cell>
          <table:table-cell office:value-type="string">
            <text:p>&amp;96[TxuE</text:p>
          </table:table-cell>
        </table:table-row>
        <table:table-row table:style-name="ro1">
          <table:table-cell office:value-type="string">
            <text:p>Ammar</text:p>
          </table:table-cell>
          <table:table-cell office:value-type="float" office:value="1000826">
            <text:p>1000826</text:p>
          </table:table-cell>
          <table:table-cell office:value-type="string">
            <text:p>}-8reI1H</text:p>
          </table:table-cell>
        </table:table-row>
        <table:table-row table:style-name="ro1">
          <table:table-cell office:value-type="string">
            <text:p>Arif Rahman</text:p>
          </table:table-cell>
          <table:table-cell office:value-type="float" office:value="1000836">
            <text:p>1000836</text:p>
          </table:table-cell>
          <table:table-cell office:value-type="string">
            <text:p>7hW)*8bR</text:p>
          </table:table-cell>
        </table:table-row>
        <table:table-row table:style-name="ro1">
          <table:table-cell office:value-type="string">
            <text:p>Dea Amelia</text:p>
          </table:table-cell>
          <table:table-cell office:value-type="float" office:value="1000846">
            <text:p>1000846</text:p>
          </table:table-cell>
          <table:table-cell office:value-type="string">
            <text:p>.Wh79Z)p</text:p>
          </table:table-cell>
        </table:table-row>
        <table:table-row table:style-name="ro1">
          <table:table-cell office:value-type="string">
            <text:p>Dede Hasanudin</text:p>
          </table:table-cell>
          <table:table-cell office:value-type="float" office:value="1000856">
            <text:p>1000856</text:p>
          </table:table-cell>
          <table:table-cell office:value-type="string">
            <text:p>ghI56*]X</text:p>
          </table:table-cell>
        </table:table-row>
        <table:table-row table:style-name="ro1">
          <table:table-cell office:value-type="string">
            <text:p>Deris Hidayat</text:p>
          </table:table-cell>
          <table:table-cell office:value-type="float" office:value="1000866">
            <text:p>1000866</text:p>
          </table:table-cell>
          <table:table-cell office:value-type="string">
            <text:p>}X&amp;Ma4x6</text:p>
          </table:table-cell>
        </table:table-row>
        <table:table-row table:style-name="ro1">
          <table:table-cell office:value-type="string">
            <text:p>Desti Indriyani</text:p>
          </table:table-cell>
          <table:table-cell office:value-type="float" office:value="1000876">
            <text:p>1000876</text:p>
          </table:table-cell>
          <table:table-cell office:value-type="string">
            <text:p>zG92jX^#</text:p>
          </table:table-cell>
        </table:table-row>
        <table:table-row table:style-name="ro1">
          <table:table-cell office:value-type="string">
            <text:p>Eli Fadilah</text:p>
          </table:table-cell>
          <table:table-cell office:value-type="float" office:value="1000886">
            <text:p>1000886</text:p>
          </table:table-cell>
          <table:table-cell office:value-type="string">
            <text:p>n9YN1#h]</text:p>
          </table:table-cell>
        </table:table-row>
        <table:table-row table:style-name="ro1">
          <table:table-cell office:value-type="string">
            <text:p>Ergi Khaddafi</text:p>
          </table:table-cell>
          <table:table-cell office:value-type="float" office:value="1000896">
            <text:p>1000896</text:p>
          </table:table-cell>
          <table:table-cell office:value-type="string">
            <text:p>&amp;CsvZ6@3</text:p>
          </table:table-cell>
        </table:table-row>
        <table:table-row table:style-name="ro1">
          <table:table-cell office:value-type="string">
            <text:p>Ervan Andri Antoro</text:p>
          </table:table-cell>
          <table:table-cell office:value-type="float" office:value="1000906">
            <text:p>1000906</text:p>
          </table:table-cell>
          <table:table-cell office:value-type="string">
            <text:p>6A1^@Dmq</text:p>
          </table:table-cell>
        </table:table-row>
        <table:table-row table:style-name="ro1">
          <table:table-cell office:value-type="string">
            <text:p>Ervini Evendi</text:p>
          </table:table-cell>
          <table:table-cell office:value-type="float" office:value="1000916">
            <text:p>1000916</text:p>
          </table:table-cell>
          <table:table-cell office:value-type="string">
            <text:p>.eJ2tV_9</text:p>
          </table:table-cell>
        </table:table-row>
        <table:table-row table:style-name="ro1">
          <table:table-cell office:value-type="string">
            <text:p>Fani Anggraeni</text:p>
          </table:table-cell>
          <table:table-cell office:value-type="float" office:value="1000926">
            <text:p>1000926</text:p>
          </table:table-cell>
          <table:table-cell office:value-type="string">
            <text:p>G.g[hS67</text:p>
          </table:table-cell>
        </table:table-row>
        <table:table-row table:style-name="ro1">
          <table:table-cell office:value-type="string">
            <text:p>Firmansyah</text:p>
          </table:table-cell>
          <table:table-cell office:value-type="float" office:value="1000936">
            <text:p>1000936</text:p>
          </table:table-cell>
          <table:table-cell office:value-type="string">
            <text:p>H4}5za{L</text:p>
          </table:table-cell>
        </table:table-row>
        <table:table-row table:style-name="ro1">
          <table:table-cell office:value-type="string">
            <text:p>Fredly Eriyandi</text:p>
          </table:table-cell>
          <table:table-cell office:value-type="float" office:value="1000946">
            <text:p>1000946</text:p>
          </table:table-cell>
          <table:table-cell office:value-type="string">
            <text:p>uD5gM].7</text:p>
          </table:table-cell>
        </table:table-row>
        <table:table-row table:style-name="ro1">
          <table:table-cell office:value-type="string">
            <text:p>Gusti N Utami R</text:p>
          </table:table-cell>
          <table:table-cell office:value-type="float" office:value="1000956">
            <text:p>1000956</text:p>
          </table:table-cell>
          <table:table-cell office:value-type="string">
            <text:p>1Uj-v5L_</text:p>
          </table:table-cell>
        </table:table-row>
        <table:table-row table:style-name="ro1">
          <table:table-cell office:value-type="string">
            <text:p>Hirmati Sri Bintang M</text:p>
          </table:table-cell>
          <table:table-cell office:value-type="float" office:value="1000966">
            <text:p>1000966</text:p>
          </table:table-cell>
          <table:table-cell office:value-type="string">
            <text:p>gD@+Hl25</text:p>
          </table:table-cell>
        </table:table-row>
        <table:table-row table:style-name="ro1">
          <table:table-cell office:value-type="string">
            <text:p>Ilham Hilmansyah</text:p>
          </table:table-cell>
          <table:table-cell office:value-type="float" office:value="1000976">
            <text:p>1000976</text:p>
          </table:table-cell>
          <table:table-cell office:value-type="string">
            <text:p>o^Z1iB!2</text:p>
          </table:table-cell>
        </table:table-row>
        <table:table-row table:style-name="ro1">
          <table:table-cell office:value-type="string">
            <text:p>Indriyanti</text:p>
          </table:table-cell>
          <table:table-cell office:value-type="float" office:value="1000986">
            <text:p>1000986</text:p>
          </table:table-cell>
          <table:table-cell office:value-type="string">
            <text:p>jVB4~9-w</text:p>
          </table:table-cell>
        </table:table-row>
        <table:table-row table:style-name="ro1">
          <table:table-cell office:value-type="string">
            <text:p>Iqbal Alfayed</text:p>
          </table:table-cell>
          <table:table-cell office:value-type="float" office:value="1000996">
            <text:p>1000996</text:p>
          </table:table-cell>
          <table:table-cell office:value-type="string">
            <text:p>1Q)#R8hq</text:p>
          </table:table-cell>
        </table:table-row>
        <table:table-row table:style-name="ro1">
          <table:table-cell office:value-type="string">
            <text:p>Irfan nur hakim</text:p>
          </table:table-cell>
          <table:table-cell office:value-type="float" office:value="1001006">
            <text:p>1001006</text:p>
          </table:table-cell>
          <table:table-cell office:value-type="string">
            <text:p>7*Ng5%Zz</text:p>
          </table:table-cell>
        </table:table-row>
        <table:table-row table:style-name="ro1">
          <table:table-cell office:value-type="string">
            <text:p>M. Hadi Hermawan</text:p>
          </table:table-cell>
          <table:table-cell office:value-type="float" office:value="1001016">
            <text:p>1001016</text:p>
          </table:table-cell>
          <table:table-cell office:value-type="string">
            <text:p>e]U}21Xy</text:p>
          </table:table-cell>
        </table:table-row>
        <table:table-row table:style-name="ro1">
          <table:table-cell office:value-type="string">
            <text:p>Marsela Sufianti</text:p>
          </table:table-cell>
          <table:table-cell office:value-type="float" office:value="1001026">
            <text:p>1001026</text:p>
          </table:table-cell>
          <table:table-cell office:value-type="string">
            <text:p>}[zXy6P7</text:p>
          </table:table-cell>
        </table:table-row>
        <table:table-row table:style-name="ro1">
          <table:table-cell office:value-type="string">
            <text:p>Misbah</text:p>
          </table:table-cell>
          <table:table-cell office:value-type="float" office:value="1001036">
            <text:p>1001036</text:p>
          </table:table-cell>
          <table:table-cell office:value-type="string">
            <text:p>#y45Ws[S</text:p>
          </table:table-cell>
        </table:table-row>
        <table:table-row table:style-name="ro1">
          <table:table-cell office:value-type="string">
            <text:p>Muhamad Saepudin</text:p>
          </table:table-cell>
          <table:table-cell office:value-type="float" office:value="1001046">
            <text:p>1001046</text:p>
          </table:table-cell>
          <table:table-cell office:value-type="string">
            <text:p>7Om{@T4g</text:p>
          </table:table-cell>
        </table:table-row>
        <table:table-row table:style-name="ro1">
          <table:table-cell office:value-type="string">
            <text:p>Muhammad Kardonov</text:p>
          </table:table-cell>
          <table:table-cell office:value-type="float" office:value="1001056">
            <text:p>1001056</text:p>
          </table:table-cell>
          <table:table-cell office:value-type="string">
            <text:p>3[TLq8%b</text:p>
          </table:table-cell>
        </table:table-row>
        <table:table-row table:style-name="ro1">
          <table:table-cell office:value-type="string">
            <text:p>Noviana Dwi Fegita</text:p>
          </table:table-cell>
          <table:table-cell office:value-type="float" office:value="1001066">
            <text:p>1001066</text:p>
          </table:table-cell>
          <table:table-cell office:value-type="string">
            <text:p>rnR2_?7J</text:p>
          </table:table-cell>
        </table:table-row>
        <table:table-row table:style-name="ro1">
          <table:table-cell office:value-type="string">
            <text:p>Nur fenti Handayani</text:p>
          </table:table-cell>
          <table:table-cell office:value-type="float" office:value="1001076">
            <text:p>1001076</text:p>
          </table:table-cell>
          <table:table-cell office:value-type="string">
            <text:p>G~N)9o7h</text:p>
          </table:table-cell>
        </table:table-row>
        <table:table-row table:style-name="ro1">
          <table:table-cell office:value-type="string">
            <text:p>Nurhalimah</text:p>
          </table:table-cell>
          <table:table-cell office:value-type="float" office:value="1001086">
            <text:p>1001086</text:p>
          </table:table-cell>
          <table:table-cell office:value-type="string">
            <text:p>i2I?pD^3</text:p>
          </table:table-cell>
        </table:table-row>
        <table:table-row table:style-name="ro1">
          <table:table-cell office:value-type="string">
            <text:p>Purnama</text:p>
          </table:table-cell>
          <table:table-cell office:value-type="float" office:value="1001096">
            <text:p>1001096</text:p>
          </table:table-cell>
          <table:table-cell office:value-type="string">
            <text:p>~qXI58y|</text:p>
          </table:table-cell>
        </table:table-row>
        <table:table-row table:style-name="ro1">
          <table:table-cell office:value-type="string">
            <text:p>Putri Eka Pratiwi</text:p>
          </table:table-cell>
          <table:table-cell office:value-type="float" office:value="1001106">
            <text:p>1001106</text:p>
          </table:table-cell>
          <table:table-cell office:value-type="string">
            <text:p>(#1luPG5</text:p>
          </table:table-cell>
        </table:table-row>
        <table:table-row table:style-name="ro1">
          <table:table-cell office:value-type="string">
            <text:p>Rismawati Solihah</text:p>
          </table:table-cell>
          <table:table-cell office:value-type="float" office:value="1001116">
            <text:p>1001116</text:p>
          </table:table-cell>
          <table:table-cell office:value-type="string">
            <text:p>2xP&amp;]7dR</text:p>
          </table:table-cell>
        </table:table-row>
        <table:table-row table:style-name="ro1">
          <table:table-cell office:value-type="string">
            <text:p>Rurrie</text:p>
          </table:table-cell>
          <table:table-cell office:value-type="float" office:value="1001126">
            <text:p>1001126</text:p>
          </table:table-cell>
          <table:table-cell office:value-type="string">
            <text:p>8A?fa1B!</text:p>
          </table:table-cell>
        </table:table-row>
        <table:table-row table:style-name="ro1">
          <table:table-cell office:value-type="string">
            <text:p>Salman A</text:p>
          </table:table-cell>
          <table:table-cell office:value-type="float" office:value="1001136">
            <text:p>1001136</text:p>
          </table:table-cell>
          <table:table-cell office:value-type="string">
            <text:p>b6+V8rY|</text:p>
          </table:table-cell>
        </table:table-row>
        <table:table-row table:style-name="ro1">
          <table:table-cell office:value-type="string">
            <text:p>Stella Alicea</text:p>
          </table:table-cell>
          <table:table-cell office:value-type="float" office:value="1001146">
            <text:p>1001146</text:p>
          </table:table-cell>
          <table:table-cell office:value-type="string">
            <text:p>m=+b9L5M</text:p>
          </table:table-cell>
        </table:table-row>
        <table:table-row table:style-name="ro1">
          <table:table-cell office:value-type="string">
            <text:p>Syeikh Anugrah</text:p>
          </table:table-cell>
          <table:table-cell office:value-type="float" office:value="1001156">
            <text:p>1001156</text:p>
          </table:table-cell>
          <table:table-cell office:value-type="string">
            <text:p>~3dNx7K+</text:p>
          </table:table-cell>
        </table:table-row>
        <table:table-row table:style-name="ro1">
          <table:table-cell office:value-type="string">
            <text:p>Widi Alawiyah</text:p>
          </table:table-cell>
          <table:table-cell office:value-type="float" office:value="1001166">
            <text:p>1001166</text:p>
          </table:table-cell>
          <table:table-cell office:value-type="string">
            <text:p>n|3l1O)W</text:p>
          </table:table-cell>
        </table:table-row>
        <table:table-row table:style-name="ro1">
          <table:table-cell office:value-type="string">
            <text:p>Widia Herawati</text:p>
          </table:table-cell>
          <table:table-cell office:value-type="float" office:value="1001176">
            <text:p>1001176</text:p>
          </table:table-cell>
          <table:table-cell office:value-type="string">
            <text:p>M8F*ht&amp;6</text:p>
          </table:table-cell>
        </table:table-row>
        <table:table-row table:style-name="ro1">
          <table:table-cell office:value-type="string">
            <text:p>Yayan Heryana</text:p>
          </table:table-cell>
          <table:table-cell office:value-type="float" office:value="1001186">
            <text:p>1001186</text:p>
          </table:table-cell>
          <table:table-cell office:value-type="string">
            <text:p>7{PT9hx)</text:p>
          </table:table-cell>
        </table:table-row>
        <table:table-row table:style-name="ro1">
          <table:table-cell office:value-type="string">
            <text:p>Yuni Anggraeni</text:p>
          </table:table-cell>
          <table:table-cell office:value-type="float" office:value="1001196">
            <text:p>1001196</text:p>
          </table:table-cell>
          <table:table-cell office:value-type="string">
            <text:p>Ms*vV^62</text:p>
          </table:table-cell>
        </table:table-row>
        <table:table-row table:style-name="ro1">
          <table:table-cell office:value-type="string">
            <text:p>Ade Iskandar</text:p>
          </table:table-cell>
          <table:table-cell office:value-type="float" office:value="1001206">
            <text:p>1001206</text:p>
          </table:table-cell>
          <table:table-cell office:value-type="string">
            <text:p>!xn8P2D_</text:p>
          </table:table-cell>
        </table:table-row>
        <table:table-row table:style-name="ro1">
          <table:table-cell office:value-type="string">
            <text:p>Ahmad Jaelani</text:p>
          </table:table-cell>
          <table:table-cell office:value-type="float" office:value="1001216">
            <text:p>1001216</text:p>
          </table:table-cell>
          <table:table-cell office:value-type="string">
            <text:p>oD{1.5vN</text:p>
          </table:table-cell>
        </table:table-row>
        <table:table-row table:style-name="ro1">
          <table:table-cell office:value-type="string">
            <text:p>Alfin Ardiyansyah</text:p>
          </table:table-cell>
          <table:table-cell office:value-type="float" office:value="1001226">
            <text:p>1001226</text:p>
          </table:table-cell>
          <table:table-cell office:value-type="string">
            <text:p>5cZu[7B.</text:p>
          </table:table-cell>
        </table:table-row>
        <table:table-row table:style-name="ro1">
          <table:table-cell office:value-type="string">
            <text:p>Ardiatna Munggaran</text:p>
          </table:table-cell>
          <table:table-cell office:value-type="float" office:value="1001236">
            <text:p>1001236</text:p>
          </table:table-cell>
          <table:table-cell office:value-type="string">
            <text:p>4I|u2Oh)</text:p>
          </table:table-cell>
        </table:table-row>
        <table:table-row table:style-name="ro1">
          <table:table-cell office:value-type="string">
            <text:p>Bubun Burhanudin</text:p>
          </table:table-cell>
          <table:table-cell office:value-type="float" office:value="1001246">
            <text:p>1001246</text:p>
          </table:table-cell>
          <table:table-cell office:value-type="string">
            <text:p>fC6|iZ=7</text:p>
          </table:table-cell>
        </table:table-row>
        <table:table-row table:style-name="ro1">
          <table:table-cell office:value-type="string">
            <text:p>Deanuke Septi Prilastian</text:p>
          </table:table-cell>
          <table:table-cell office:value-type="float" office:value="1001256">
            <text:p>1001256</text:p>
          </table:table-cell>
          <table:table-cell office:value-type="string">
            <text:p>}tQY4z-9</text:p>
          </table:table-cell>
        </table:table-row>
        <table:table-row table:style-name="ro1">
          <table:table-cell office:value-type="string">
            <text:p>Dira Ferdiansyah</text:p>
          </table:table-cell>
          <table:table-cell office:value-type="float" office:value="1001266">
            <text:p>1001266</text:p>
          </table:table-cell>
          <table:table-cell office:value-type="string">
            <text:p>p1ME_r4@</text:p>
          </table:table-cell>
        </table:table-row>
        <table:table-row table:style-name="ro1">
          <table:table-cell office:value-type="string">
            <text:p>Dwi Rabiyani</text:p>
          </table:table-cell>
          <table:table-cell office:value-type="float" office:value="1001276">
            <text:p>1001276</text:p>
          </table:table-cell>
          <table:table-cell office:value-type="string">
            <text:p>#}86LQkf</text:p>
          </table:table-cell>
        </table:table-row>
        <table:table-row table:style-name="ro1">
          <table:table-cell office:value-type="string">
            <text:p>Elsa Yuaditia Agustin</text:p>
          </table:table-cell>
          <table:table-cell office:value-type="float" office:value="1001286">
            <text:p>1001286</text:p>
          </table:table-cell>
          <table:table-cell office:value-type="string">
            <text:p>Q=46}aJx</text:p>
          </table:table-cell>
        </table:table-row>
        <table:table-row table:style-name="ro1">
          <table:table-cell office:value-type="string">
            <text:p>Fera Aryawati</text:p>
          </table:table-cell>
          <table:table-cell office:value-type="float" office:value="1001296">
            <text:p>1001296</text:p>
          </table:table-cell>
          <table:table-cell office:value-type="string">
            <text:p>{1]zVd6S</text:p>
          </table:table-cell>
        </table:table-row>
        <table:table-row table:style-name="ro1">
          <table:table-cell office:value-type="string">
            <text:p>Giska Ayu Sisciati</text:p>
          </table:table-cell>
          <table:table-cell office:value-type="float" office:value="1001306">
            <text:p>1001306</text:p>
          </table:table-cell>
          <table:table-cell office:value-type="string">
            <text:p>gRh9V]@5</text:p>
          </table:table-cell>
        </table:table-row>
        <table:table-row table:style-name="ro1">
          <table:table-cell office:value-type="string">
            <text:p>Herdiansyah</text:p>
          </table:table-cell>
          <table:table-cell office:value-type="float" office:value="1001316">
            <text:p>1001316</text:p>
          </table:table-cell>
          <table:table-cell office:value-type="string">
            <text:p>8MN5[y#m</text:p>
          </table:table-cell>
        </table:table-row>
        <table:table-row table:style-name="ro1">
          <table:table-cell office:value-type="string">
            <text:p>I Dongan Panjaitan</text:p>
          </table:table-cell>
          <table:table-cell office:value-type="float" office:value="1001326">
            <text:p>1001326</text:p>
          </table:table-cell>
          <table:table-cell office:value-type="string">
            <text:p>g4k6I(*O</text:p>
          </table:table-cell>
        </table:table-row>
        <table:table-row table:style-name="ro1">
          <table:table-cell office:value-type="string">
            <text:p>Ilham Maulana</text:p>
          </table:table-cell>
          <table:table-cell office:value-type="float" office:value="1001336">
            <text:p>1001336</text:p>
          </table:table-cell>
          <table:table-cell office:value-type="string">
            <text:p>f[A52]lH</text:p>
          </table:table-cell>
        </table:table-row>
        <table:table-row table:style-name="ro1">
          <table:table-cell office:value-type="string">
            <text:p>Inanda Trihardiyanti</text:p>
          </table:table-cell>
          <table:table-cell office:value-type="float" office:value="1001346">
            <text:p>1001346</text:p>
          </table:table-cell>
          <table:table-cell office:value-type="string">
            <text:p>H=L3lq6+</text:p>
          </table:table-cell>
        </table:table-row>
        <table:table-row table:style-name="ro1">
          <table:table-cell office:value-type="string">
            <text:p>Isvi Rahmayanti</text:p>
          </table:table-cell>
          <table:table-cell office:value-type="float" office:value="1001356">
            <text:p>1001356</text:p>
          </table:table-cell>
          <table:table-cell office:value-type="string">
            <text:p>oYp1G3&amp;)</text:p>
          </table:table-cell>
        </table:table-row>
        <table:table-row table:style-name="ro1">
          <table:table-cell office:value-type="string">
            <text:p>Iwan Kurniawan</text:p>
          </table:table-cell>
          <table:table-cell office:value-type="float" office:value="1001366">
            <text:p>1001366</text:p>
          </table:table-cell>
          <table:table-cell office:value-type="string">
            <text:p>RyxE49^#</text:p>
          </table:table-cell>
        </table:table-row>
        <table:table-row table:style-name="ro1">
          <table:table-cell office:value-type="string">
            <text:p>Kiran Apriyana</text:p>
          </table:table-cell>
          <table:table-cell office:value-type="float" office:value="1001376">
            <text:p>1001376</text:p>
          </table:table-cell>
          <table:table-cell office:value-type="string">
            <text:p>5Y1b~pF)</text:p>
          </table:table-cell>
        </table:table-row>
        <table:table-row table:style-name="ro1">
          <table:table-cell office:value-type="string">
            <text:p>M Teguh Fachrizal</text:p>
          </table:table-cell>
          <table:table-cell office:value-type="float" office:value="1001386">
            <text:p>1001386</text:p>
          </table:table-cell>
          <table:table-cell office:value-type="string">
            <text:p>P2@9Aj-e</text:p>
          </table:table-cell>
        </table:table-row>
        <table:table-row table:style-name="ro1">
          <table:table-cell office:value-type="string">
            <text:p>M. Adam Kurniawan</text:p>
          </table:table-cell>
          <table:table-cell office:value-type="float" office:value="1001396">
            <text:p>1001396</text:p>
          </table:table-cell>
          <table:table-cell office:value-type="string">
            <text:p>]rbIB87_</text:p>
          </table:table-cell>
        </table:table-row>
        <table:table-row table:style-name="ro1">
          <table:table-cell office:value-type="string">
            <text:p>Maudina Kusnadi</text:p>
          </table:table-cell>
          <table:table-cell office:value-type="float" office:value="1001406">
            <text:p>1001406</text:p>
          </table:table-cell>
          <table:table-cell office:value-type="string">
            <text:p>6=Qg{7iG</text:p>
          </table:table-cell>
        </table:table-row>
        <table:table-row table:style-name="ro1">
          <table:table-cell office:value-type="string">
            <text:p>Moh. Syahdan Nur</text:p>
          </table:table-cell>
          <table:table-cell office:value-type="float" office:value="1001416">
            <text:p>1001416</text:p>
          </table:table-cell>
          <table:table-cell office:value-type="string">
            <text:p>N~.S41hq</text:p>
          </table:table-cell>
        </table:table-row>
        <table:table-row table:style-name="ro1">
          <table:table-cell office:value-type="string">
            <text:p>Moh.Sholeh</text:p>
          </table:table-cell>
          <table:table-cell office:value-type="float" office:value="1001426">
            <text:p>1001426</text:p>
          </table:table-cell>
          <table:table-cell office:value-type="string">
            <text:p>9%h@LV2a</text:p>
          </table:table-cell>
        </table:table-row>
        <table:table-row table:style-name="ro1">
          <table:table-cell office:value-type="string">
            <text:p>Muhamad Fadillah</text:p>
          </table:table-cell>
          <table:table-cell office:value-type="float" office:value="1001436">
            <text:p>1001436</text:p>
          </table:table-cell>
          <table:table-cell office:value-type="string">
            <text:p>r{U1bD}7</text:p>
          </table:table-cell>
        </table:table-row>
        <table:table-row table:style-name="ro1">
          <table:table-cell office:value-type="string">
            <text:p>Muhamad Iqbal</text:p>
          </table:table-cell>
          <table:table-cell office:value-type="float" office:value="1001446">
            <text:p>1001446</text:p>
          </table:table-cell>
          <table:table-cell office:value-type="string">
            <text:p>R%K76_wr</text:p>
          </table:table-cell>
        </table:table-row>
        <table:table-row table:style-name="ro1">
          <table:table-cell office:value-type="string">
            <text:p>Nira Holipah</text:p>
          </table:table-cell>
          <table:table-cell office:value-type="float" office:value="1001456">
            <text:p>1001456</text:p>
          </table:table-cell>
          <table:table-cell office:value-type="string">
            <text:p>7.T_m8Vy</text:p>
          </table:table-cell>
        </table:table-row>
        <table:table-row table:style-name="ro1">
          <table:table-cell office:value-type="string">
            <text:p>Pusvitha Andriani</text:p>
          </table:table-cell>
          <table:table-cell office:value-type="float" office:value="1001466">
            <text:p>1001466</text:p>
          </table:table-cell>
          <table:table-cell office:value-type="string">
            <text:p>a{P6mQ(5</text:p>
          </table:table-cell>
        </table:table-row>
        <table:table-row table:style-name="ro1">
          <table:table-cell office:value-type="string">
            <text:p>R. Bagoes Yoga Pambudi</text:p>
          </table:table-cell>
          <table:table-cell office:value-type="float" office:value="1001476">
            <text:p>1001476</text:p>
          </table:table-cell>
          <table:table-cell office:value-type="string">
            <text:p>4g|@S8Gz</text:p>
          </table:table-cell>
        </table:table-row>
        <table:table-row table:style-name="ro1">
          <table:table-cell office:value-type="string">
            <text:p>Rani rahmawati</text:p>
          </table:table-cell>
          <table:table-cell office:value-type="float" office:value="1001486">
            <text:p>1001486</text:p>
          </table:table-cell>
          <table:table-cell office:value-type="string">
            <text:p>qR!t2-9A</text:p>
          </table:table-cell>
        </table:table-row>
        <table:table-row table:style-name="ro1">
          <table:table-cell office:value-type="string">
            <text:p>Reghita Athya Loka</text:p>
          </table:table-cell>
          <table:table-cell office:value-type="float" office:value="1001496">
            <text:p>1001496</text:p>
          </table:table-cell>
          <table:table-cell office:value-type="string">
            <text:p>B1w6o{=J</text:p>
          </table:table-cell>
        </table:table-row>
        <table:table-row table:style-name="ro1">
          <table:table-cell office:value-type="string">
            <text:p>Sabil Saptaji</text:p>
          </table:table-cell>
          <table:table-cell office:value-type="float" office:value="1001506">
            <text:p>1001506</text:p>
          </table:table-cell>
          <table:table-cell office:value-type="string">
            <text:p>dw7L^F+8</text:p>
          </table:table-cell>
        </table:table-row>
        <table:table-row table:style-name="ro1">
          <table:table-cell office:value-type="string">
            <text:p>Safitri W</text:p>
          </table:table-cell>
          <table:table-cell office:value-type="float" office:value="1001516">
            <text:p>1001516</text:p>
          </table:table-cell>
          <table:table-cell office:value-type="string">
            <text:p>.@y92dFV</text:p>
          </table:table-cell>
        </table:table-row>
        <table:table-row table:style-name="ro1">
          <table:table-cell office:value-type="string">
            <text:p>Sahru Rizki Maulidi</text:p>
          </table:table-cell>
          <table:table-cell office:value-type="float" office:value="1001526">
            <text:p>1001526</text:p>
          </table:table-cell>
          <table:table-cell office:value-type="string">
            <text:p>8f6}D.Kz</text:p>
          </table:table-cell>
        </table:table-row>
        <table:table-row table:style-name="ro1">
          <table:table-cell office:value-type="string">
            <text:p>Setiadi Kusuma</text:p>
          </table:table-cell>
          <table:table-cell office:value-type="float" office:value="1001536">
            <text:p>1001536</text:p>
          </table:table-cell>
          <table:table-cell office:value-type="string">
            <text:p>-I+1nVz7</text:p>
          </table:table-cell>
        </table:table-row>
        <table:table-row table:style-name="ro1">
          <table:table-cell office:value-type="string">
            <text:p>Shinta Yuniar</text:p>
          </table:table-cell>
          <table:table-cell office:value-type="float" office:value="1001546">
            <text:p>1001546</text:p>
          </table:table-cell>
          <table:table-cell office:value-type="string">
            <text:p>Gc!}dK28</text:p>
          </table:table-cell>
        </table:table-row>
        <table:table-row table:style-name="ro1">
          <table:table-cell office:value-type="string">
            <text:p>Siti Fatimah</text:p>
          </table:table-cell>
          <table:table-cell office:value-type="float" office:value="1001556">
            <text:p>1001556</text:p>
          </table:table-cell>
          <table:table-cell office:value-type="string">
            <text:p>-Bea+4T7</text:p>
          </table:table-cell>
        </table:table-row>
        <table:table-row table:style-name="ro1">
          <table:table-cell office:value-type="string">
            <text:p>Siti Halimah</text:p>
          </table:table-cell>
          <table:table-cell office:value-type="float" office:value="1001566">
            <text:p>1001566</text:p>
          </table:table-cell>
          <table:table-cell office:value-type="string">
            <text:p>7zRQ%1d!</text:p>
          </table:table-cell>
        </table:table-row>
        <table:table-row table:style-name="ro1">
          <table:table-cell office:value-type="string">
            <text:p>TB Zensi Fadillah</text:p>
          </table:table-cell>
          <table:table-cell office:value-type="float" office:value="1001576">
            <text:p>1001576</text:p>
          </table:table-cell>
          <table:table-cell office:value-type="string">
            <text:p>S2gdW^~8</text:p>
          </table:table-cell>
        </table:table-row>
        <table:table-row table:style-name="ro1">
          <table:table-cell office:value-type="string">
            <text:p>Yulianti</text:p>
          </table:table-cell>
          <table:table-cell office:value-type="float" office:value="1001586">
            <text:p>1001586</text:p>
          </table:table-cell>
          <table:table-cell office:value-type="string">
            <text:p>z4H_l?7X</text:p>
          </table:table-cell>
        </table:table-row>
        <table:table-row table:style-name="ro1">
          <table:table-cell office:value-type="string">
            <text:p>Yunita Anggraeni</text:p>
          </table:table-cell>
          <table:table-cell office:value-type="float" office:value="1001596">
            <text:p>1001596</text:p>
          </table:table-cell>
          <table:table-cell office:value-type="string">
            <text:p>t1B@Z2=m</text:p>
          </table:table-cell>
        </table:table-row>
        <table:table-row table:style-name="ro1">
          <table:table-cell office:value-type="string">
            <text:p>Abdul Rahman</text:p>
          </table:table-cell>
          <table:table-cell office:value-type="float" office:value="1001606">
            <text:p>1001606</text:p>
          </table:table-cell>
          <table:table-cell office:value-type="string">
            <text:p>3jE-e#5V</text:p>
          </table:table-cell>
        </table:table-row>
        <table:table-row table:style-name="ro1">
          <table:table-cell office:value-type="string">
            <text:p>Achmad Taufan</text:p>
          </table:table-cell>
          <table:table-cell office:value-type="float" office:value="1001616">
            <text:p>1001616</text:p>
          </table:table-cell>
          <table:table-cell office:value-type="string">
            <text:p>4d{]QtV8</text:p>
          </table:table-cell>
        </table:table-row>
        <table:table-row table:style-name="ro1">
          <table:table-cell office:value-type="string">
            <text:p>Ardian Haryanto</text:p>
          </table:table-cell>
          <table:table-cell office:value-type="float" office:value="1001626">
            <text:p>1001626</text:p>
          </table:table-cell>
          <table:table-cell office:value-type="string">
            <text:p>9(1*FdzY</text:p>
          </table:table-cell>
        </table:table-row>
        <table:table-row table:style-name="ro1">
          <table:table-cell office:value-type="string">
            <text:p>Devi Sri Wahyuni</text:p>
          </table:table-cell>
          <table:table-cell office:value-type="float" office:value="1001636">
            <text:p>1001636</text:p>
          </table:table-cell>
          <table:table-cell office:value-type="string">
            <text:p>vID1!4a|</text:p>
          </table:table-cell>
        </table:table-row>
        <table:table-row table:style-name="ro1">
          <table:table-cell office:value-type="string">
            <text:p>Dewi Mayang Sari</text:p>
          </table:table-cell>
          <table:table-cell office:value-type="float" office:value="1001646">
            <text:p>1001646</text:p>
          </table:table-cell>
          <table:table-cell office:value-type="string">
            <text:p>1QAu^r)3</text:p>
          </table:table-cell>
        </table:table-row>
        <table:table-row table:style-name="ro1">
          <table:table-cell office:value-type="string">
            <text:p>Dila Maulida</text:p>
          </table:table-cell>
          <table:table-cell office:value-type="float" office:value="1001656">
            <text:p>1001656</text:p>
          </table:table-cell>
          <table:table-cell office:value-type="string">
            <text:p>Qgk8!#4G</text:p>
          </table:table-cell>
        </table:table-row>
        <table:table-row table:style-name="ro1">
          <table:table-cell office:value-type="string">
            <text:p>Doni Hermawan</text:p>
          </table:table-cell>
          <table:table-cell office:value-type="float" office:value="1001666">
            <text:p>1001666</text:p>
          </table:table-cell>
          <table:table-cell office:value-type="string">
            <text:p>+_9aXO8i</text:p>
          </table:table-cell>
        </table:table-row>
        <table:table-row table:style-name="ro1">
          <table:table-cell office:value-type="string">
            <text:p>Dwi agustina</text:p>
          </table:table-cell>
          <table:table-cell office:value-type="float" office:value="1001676">
            <text:p>1001676</text:p>
          </table:table-cell>
          <table:table-cell office:value-type="string">
            <text:p>td5S2}[A</text:p>
          </table:table-cell>
        </table:table-row>
        <table:table-row table:style-name="ro1">
          <table:table-cell office:value-type="string">
            <text:p>Elia Maulidini</text:p>
          </table:table-cell>
          <table:table-cell office:value-type="float" office:value="1001686">
            <text:p>1001686</text:p>
          </table:table-cell>
          <table:table-cell office:value-type="string">
            <text:p>[2wq7XI-</text:p>
          </table:table-cell>
        </table:table-row>
        <table:table-row table:style-name="ro1">
          <table:table-cell office:value-type="string">
            <text:p>fitria Nur Alpiah</text:p>
          </table:table-cell>
          <table:table-cell office:value-type="float" office:value="1001696">
            <text:p>1001696</text:p>
          </table:table-cell>
          <table:table-cell office:value-type="string">
            <text:p>(2L9aHx#</text:p>
          </table:table-cell>
        </table:table-row>
        <table:table-row table:style-name="ro1">
          <table:table-cell office:value-type="string">
            <text:p>Helmy Sephani</text:p>
          </table:table-cell>
          <table:table-cell office:value-type="float" office:value="1001706">
            <text:p>1001706</text:p>
          </table:table-cell>
          <table:table-cell office:value-type="string">
            <text:p>1s-x4#AV</text:p>
          </table:table-cell>
        </table:table-row>
        <table:table-row table:style-name="ro1">
          <table:table-cell office:value-type="string">
            <text:p>Hendra</text:p>
          </table:table-cell>
          <table:table-cell office:value-type="float" office:value="1001716">
            <text:p>1001716</text:p>
          </table:table-cell>
          <table:table-cell office:value-type="string">
            <text:p>^Ip(vH82</text:p>
          </table:table-cell>
        </table:table-row>
        <table:table-row table:style-name="ro1">
          <table:table-cell office:value-type="string">
            <text:p>Ira Fitriana Herman</text:p>
          </table:table-cell>
          <table:table-cell office:value-type="float" office:value="1001726">
            <text:p>1001726</text:p>
          </table:table-cell>
          <table:table-cell office:value-type="string">
            <text:p>^|wQ42rO</text:p>
          </table:table-cell>
        </table:table-row>
        <table:table-row table:style-name="ro1">
          <table:table-cell office:value-type="string">
            <text:p>Irfan Nur Cahya</text:p>
          </table:table-cell>
          <table:table-cell office:value-type="float" office:value="1001736">
            <text:p>1001736</text:p>
          </table:table-cell>
          <table:table-cell office:value-type="string">
            <text:p>~Bv6s!5L</text:p>
          </table:table-cell>
        </table:table-row>
        <table:table-row table:style-name="ro1">
          <table:table-cell office:value-type="string">
            <text:p>Irfan Nurdin</text:p>
          </table:table-cell>
          <table:table-cell office:value-type="float" office:value="1001746">
            <text:p>1001746</text:p>
          </table:table-cell>
          <table:table-cell office:value-type="string">
            <text:p>W7i~g6H|</text:p>
          </table:table-cell>
        </table:table-row>
        <table:table-row table:style-name="ro1">
          <table:table-cell office:value-type="string">
            <text:p>Kadina</text:p>
          </table:table-cell>
          <table:table-cell office:value-type="float" office:value="1001756">
            <text:p>1001756</text:p>
          </table:table-cell>
          <table:table-cell office:value-type="string">
            <text:p>~X6y{9xW</text:p>
          </table:table-cell>
        </table:table-row>
        <table:table-row table:style-name="ro1">
          <table:table-cell office:value-type="string">
            <text:p>Koko Setyo Asmoro</text:p>
          </table:table-cell>
          <table:table-cell office:value-type="float" office:value="1001766">
            <text:p>1001766</text:p>
          </table:table-cell>
          <table:table-cell office:value-type="string">
            <text:p>YyV%1b+2</text:p>
          </table:table-cell>
        </table:table-row>
        <table:table-row table:style-name="ro1">
          <table:table-cell office:value-type="string">
            <text:p>M. Safrudin</text:p>
          </table:table-cell>
          <table:table-cell office:value-type="float" office:value="1001776">
            <text:p>1001776</text:p>
          </table:table-cell>
          <table:table-cell office:value-type="string">
            <text:p>-r48Ov=R</text:p>
          </table:table-cell>
        </table:table-row>
        <table:table-row table:style-name="ro1">
          <table:table-cell office:value-type="string">
            <text:p>Maulana Fitri</text:p>
          </table:table-cell>
          <table:table-cell office:value-type="float" office:value="1001786">
            <text:p>1001786</text:p>
          </table:table-cell>
          <table:table-cell office:value-type="string">
            <text:p>{|v86ObB</text:p>
          </table:table-cell>
        </table:table-row>
        <table:table-row table:style-name="ro1">
          <table:table-cell office:value-type="string">
            <text:p>Muhamad Gunawan</text:p>
          </table:table-cell>
          <table:table-cell office:value-type="float" office:value="1001796">
            <text:p>1001796</text:p>
          </table:table-cell>
          <table:table-cell office:value-type="string">
            <text:p>3NwG%9r)</text:p>
          </table:table-cell>
        </table:table-row>
        <table:table-row table:style-name="ro1">
          <table:table-cell office:value-type="string">
            <text:p>Muhamad Jamaludin</text:p>
          </table:table-cell>
          <table:table-cell office:value-type="float" office:value="1001806">
            <text:p>1001806</text:p>
          </table:table-cell>
          <table:table-cell office:value-type="string">
            <text:p>S^h7W_6y</text:p>
          </table:table-cell>
        </table:table-row>
        <table:table-row table:style-name="ro1">
          <table:table-cell office:value-type="string">
            <text:p>Muhamad Nuryadi</text:p>
          </table:table-cell>
          <table:table-cell office:value-type="float" office:value="1001816">
            <text:p>1001816</text:p>
          </table:table-cell>
          <table:table-cell office:value-type="string">
            <text:p>4eB2}^cW</text:p>
          </table:table-cell>
        </table:table-row>
        <table:table-row table:style-name="ro1">
          <table:table-cell office:value-type="string">
            <text:p>Nenden Beanuri</text:p>
          </table:table-cell>
          <table:table-cell office:value-type="float" office:value="1001826">
            <text:p>1001826</text:p>
          </table:table-cell>
          <table:table-cell office:value-type="string">
            <text:p>3aM9z]{J</text:p>
          </table:table-cell>
        </table:table-row>
        <table:table-row table:style-name="ro1">
          <table:table-cell office:value-type="string">
            <text:p>Ninuk Wulandari</text:p>
          </table:table-cell>
          <table:table-cell office:value-type="float" office:value="1001836">
            <text:p>1001836</text:p>
          </table:table-cell>
          <table:table-cell office:value-type="string">
            <text:p>2VRlm-)3</text:p>
          </table:table-cell>
        </table:table-row>
        <table:table-row table:style-name="ro1">
          <table:table-cell office:value-type="string">
            <text:p>Nira Apriani</text:p>
          </table:table-cell>
          <table:table-cell office:value-type="float" office:value="1001846">
            <text:p>1001846</text:p>
          </table:table-cell>
          <table:table-cell office:value-type="string">
            <text:p>m[62V)Ad</text:p>
          </table:table-cell>
        </table:table-row>
        <table:table-row table:style-name="ro1">
          <table:table-cell office:value-type="string">
            <text:p>Novi Septian</text:p>
          </table:table-cell>
          <table:table-cell office:value-type="float" office:value="1001856">
            <text:p>1001856</text:p>
          </table:table-cell>
          <table:table-cell office:value-type="string">
            <text:p>nK@7Ij5|</text:p>
          </table:table-cell>
        </table:table-row>
        <table:table-row table:style-name="ro1">
          <table:table-cell office:value-type="string">
            <text:p>Puspita Hen</text:p>
          </table:table-cell>
          <table:table-cell office:value-type="float" office:value="1001866">
            <text:p>1001866</text:p>
          </table:table-cell>
          <table:table-cell office:value-type="string">
            <text:p>lN)j5P8~</text:p>
          </table:table-cell>
        </table:table-row>
        <table:table-row table:style-name="ro1">
          <table:table-cell office:value-type="string">
            <text:p>Ramdan Hidayat</text:p>
          </table:table-cell>
          <table:table-cell office:value-type="float" office:value="1001876">
            <text:p>1001876</text:p>
          </table:table-cell>
          <table:table-cell office:value-type="string">
            <text:p>9-3OpMc_</text:p>
          </table:table-cell>
        </table:table-row>
        <table:table-row table:style-name="ro1">
          <table:table-cell office:value-type="string">
            <text:p>Resdayanti Ayu Sistianin</text:p>
          </table:table-cell>
          <table:table-cell office:value-type="float" office:value="1001886">
            <text:p>1001886</text:p>
          </table:table-cell>
          <table:table-cell office:value-type="string">
            <text:p>6gHh&amp;=7U</text:p>
          </table:table-cell>
        </table:table-row>
        <table:table-row table:style-name="ro1">
          <table:table-cell office:value-type="string">
            <text:p>Ricky Rifaldi</text:p>
          </table:table-cell>
          <table:table-cell office:value-type="float" office:value="1001896">
            <text:p>1001896</text:p>
          </table:table-cell>
          <table:table-cell office:value-type="string">
            <text:p>5=sy6CS#</text:p>
          </table:table-cell>
        </table:table-row>
        <table:table-row table:style-name="ro1">
          <table:table-cell office:value-type="string">
            <text:p>Risnandar</text:p>
          </table:table-cell>
          <table:table-cell office:value-type="float" office:value="1001906">
            <text:p>1001906</text:p>
          </table:table-cell>
          <table:table-cell office:value-type="string">
            <text:p>h&amp;*1vAZ8</text:p>
          </table:table-cell>
        </table:table-row>
        <table:table-row table:style-name="ro1">
          <table:table-cell office:value-type="string">
            <text:p>Sarif Hidayat</text:p>
          </table:table-cell>
          <table:table-cell office:value-type="float" office:value="1001916">
            <text:p>1001916</text:p>
          </table:table-cell>
          <table:table-cell office:value-type="string">
            <text:p>5=vI8bS|</text:p>
          </table:table-cell>
        </table:table-row>
        <table:table-row table:style-name="ro1">
          <table:table-cell office:value-type="string">
            <text:p>Siti Awaliyah</text:p>
          </table:table-cell>
          <table:table-cell office:value-type="float" office:value="1001926">
            <text:p>1001926</text:p>
          </table:table-cell>
          <table:table-cell office:value-type="string">
            <text:p>76y^+YVh</text:p>
          </table:table-cell>
        </table:table-row>
        <table:table-row table:style-name="ro1">
          <table:table-cell office:value-type="string">
            <text:p>Siti Fatmawati</text:p>
          </table:table-cell>
          <table:table-cell office:value-type="float" office:value="1001936">
            <text:p>1001936</text:p>
          </table:table-cell>
          <table:table-cell office:value-type="string">
            <text:p>|3h2N~Gf</text:p>
          </table:table-cell>
        </table:table-row>
        <table:table-row table:style-name="ro1">
          <table:table-cell office:value-type="string">
            <text:p>Siti Sabilla Urfhi</text:p>
          </table:table-cell>
          <table:table-cell office:value-type="float" office:value="1001946">
            <text:p>1001946</text:p>
          </table:table-cell>
          <table:table-cell office:value-type="string">
            <text:p>Ok-2qU)5</text:p>
          </table:table-cell>
        </table:table-row>
        <table:table-row table:style-name="ro1">
          <table:table-cell office:value-type="string">
            <text:p>Tika Wulandari</text:p>
          </table:table-cell>
          <table:table-cell office:value-type="float" office:value="1001956">
            <text:p>1001956</text:p>
          </table:table-cell>
          <table:table-cell office:value-type="string">
            <text:p>RqbZ9~%1</text:p>
          </table:table-cell>
        </table:table-row>
        <table:table-row table:style-name="ro1">
          <table:table-cell office:value-type="string">
            <text:p>Windi Nurhasanah P</text:p>
          </table:table-cell>
          <table:table-cell office:value-type="float" office:value="1001966">
            <text:p>1001966</text:p>
          </table:table-cell>
          <table:table-cell office:value-type="string">
            <text:p>8iR~[6Mk</text:p>
          </table:table-cell>
        </table:table-row>
        <table:table-row table:style-name="ro1">
          <table:table-cell office:value-type="string">
            <text:p>Yurizal Tri Chaerawan</text:p>
          </table:table-cell>
          <table:table-cell office:value-type="float" office:value="1001976">
            <text:p>1001976</text:p>
          </table:table-cell>
          <table:table-cell office:value-type="string">
            <text:p>c&amp;D2R~9p</text:p>
          </table:table-cell>
        </table:table-row>
        <table:table-row table:style-name="ro1">
          <table:table-cell office:value-type="string">
            <text:p>Yuzar Ardiansyah</text:p>
          </table:table-cell>
          <table:table-cell office:value-type="float" office:value="1001986">
            <text:p>1001986</text:p>
          </table:table-cell>
          <table:table-cell office:value-type="string">
            <text:p>k4N+3bP!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